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d47df" officeooo:paragraph-rsid="000d47df" style:font-name-complex="Georgia"/>
    </style:style>
    <style:style style:name="P2" style:family="paragraph" style:parent-style-name="Standard">
      <style:paragraph-properties fo:margin-top="0in" fo:margin-bottom="0in" style:contextual-spacing="false"/>
      <style:text-properties style:font-name="Georgia" officeooo:rsid="001e5106" officeooo:paragraph-rsid="001e5106" style:font-name-complex="Georgia"/>
    </style:style>
    <style:style style:name="P3" style:family="paragraph" style:parent-style-name="Standard">
      <style:paragraph-properties fo:margin-top="0in" fo:margin-bottom="0in" style:contextual-spacing="false"/>
      <style:text-properties style:font-name="Georgia" officeooo:rsid="0020774d" officeooo:paragraph-rsid="0020774d" style:font-name-complex="Georgia"/>
    </style:style>
    <style:style style:name="P4"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5" style:family="paragraph" style:parent-style-name="Standard">
      <style:paragraph-properties fo:margin-top="0in" fo:margin-bottom="0in" style:contextual-spacing="false"/>
      <style:text-properties style:font-name="Georgia" officeooo:rsid="0020774d" officeooo:paragraph-rsid="0020baef" style:font-name-complex="Georgia"/>
    </style:style>
    <style:style style:name="P6" style:family="paragraph" style:parent-style-name="Standard">
      <style:paragraph-properties fo:margin-top="0in" fo:margin-bottom="0in" style:contextual-spacing="false"/>
      <style:text-properties style:font-name="Georgia" officeooo:rsid="0020baef" officeooo:paragraph-rsid="0020baef"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9"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P10" style:family="paragraph" style:parent-style-name="Standard" style:master-page-name="Standard">
      <style:paragraph-properties fo:margin-top="0in" fo:margin-bottom="0in" style:contextual-spacing="false" style:page-number="auto"/>
      <style:text-properties style:font-name="Georgia" officeooo:rsid="000d47df" officeooo:paragraph-rsid="000d47df" style:font-name-complex="Georgia"/>
    </style:style>
    <style:style style:name="P11" style:family="paragraph" style:parent-style-name="Standard">
      <style:paragraph-properties fo:margin-top="0in" fo:margin-bottom="0in" style:contextual-spacing="false"/>
      <style:text-properties style:font-name="Georgia" officeooo:rsid="002892d5" officeooo:paragraph-rsid="002892d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1"><text:s text:c="5"/><text:span text:style-name="T2">Russ tried his command codes next. They seemed to give him partial access to the systems.</text:span></text:p>
      <text:p text:style-name="P1"><text:s text:c="5"/>“<text:span text:style-name="T2">Alright, I have control over the sub systems.” He said. “The secondary processor is at my disposal. Let’s try and do a soft reboot of her.”</text:span></text:p>
      <text:p text:style-name="P1"><text:s text:c="5"/><text:span text:style-name="T2">Chief nodded. “On it.” He said. He punched up a few commands and the system rebooted.</text:span></text:p>
      <text:p text:style-name="P1"><text:s text:c="5"/>“<text:span text:style-name="T2">What the hell was that about?” Russ asked.</text:span></text:p>
      <text:p text:style-name="P1"><text:s text:c="5"/><text:span text:style-name="T2">Chief shook his head. “I have no idea. She just started going crazy.” Picking up some strips of data Chief nodded “I can’t even make heads or tails of this data she was spewing forth.”</text:span></text:p>
      <text:p text:style-name="P1"><text:s text:c="5"/><text:span text:style-name="T2">Russ looked at the paper. “It’s machine code. We’ll have to assemble it later. Right now, we need to make sure Victoria is in a working proper order.”</text:span></text:p>
      <text:p text:style-name="P1"><text:s text:c="5"/>“<text:span text:style-name="T2">Agreed.” Chief said. “</text:span><text:span text:style-name="T3">I’m canceling all missions as of now.”</text:span></text:p>
      <text:p text:style-name="P1"><text:s text:c="5"/>“<text:span text:style-name="T3">Smart.” Russ said. “What about those who are out in the field?”</text:span></text:p>
      <text:p text:style-name="P1"><text:s text:c="5"/>“<text:span text:style-name="T3">They’ll come home when their missions are ended.” Chief said. “There’s nothing we can do for them.”</text:span></text:p>
      <text:p text:style-name="P1"><text:s text:c="5"/>“<text:span text:style-name="T4">There is the pull back all command.” Russ said.</text:span></text:p>
      <text:p text:style-name="P1"><text:s text:c="5"/>“<text:span text:style-name="T4">We have to have Victoria up and running for that.” Chief countered.</text:span></text:p>
      <text:p text:style-name="P1"><text:s text:c="5"/>“<text:span text:style-name="T4">Right.” Russ said slapping his head. “How could I have forgotten that.”</text:span></text:p>
      <text:p text:style-name="P1"><text:s text:c="5"/>“<text:span text:style-name="T5">Restarting in 3, 2, 1.” Chief said.</text:span></text:p>
      <text:p text:style-name="P1"><text:soft-page-break/><text:s text:c="5"/><text:span text:style-name="T5">Russ watched the readouts as Victoria came back to life. </text:span><text:span text:style-name="T6">Everything looked like it was in the green. Everything looked good.</text:span></text:p>
      <text:p text:style-name="P1"><text:s text:c="5"/>“<text:span text:style-name="T7">Victoria.” Russ said. “How are you feeling?”</text:span></text:p>
      <text:p text:style-name="P1"><text:s text:c="5"/>“<text:span text:style-name="T7">Such a silly question doctor, I am up to normal parameters.” Victoria responded.</text:span></text:p>
      <text:p text:style-name="P1"><text:s text:c="5"/><text:span text:style-name="T7">Russ nodded. “Good, good.” He looked to Chief. “I think we’re in the clear.”</text:span></text:p>
      <text:p text:style-name="P1"><text:s text:c="5"/><text:span text:style-name="T7">Chief nodded. “Yes, but what about this machine code?”</text:span></text:p>
      <text:p text:style-name="P1"><text:s text:c="5"/>“<text:span text:style-name="T7">I’ll have Victoria analyze it and see what we’re dealing with.” Russ said.</text:span></text:p>
      <text:p text:style-name="P1"><text:s text:c="5"/><text:span text:style-name="T7">Russ picked up all of the pieces of machine code and began feeding them into Victoria one by one.</text:span></text:p>
      <text:p text:style-name="P1"><text:s text:c="5"/>“<text:span text:style-name="T8">This might take a while to compile.” Russ said. “Victoria hasn’t seen this code before. I’ll let you know when it’s complete.”</text:span></text:p>
      <text:p text:style-name="P1"><text:s text:c="5"/><text:span text:style-name="T8">Chief nodded. “Thank you.” </text:span><text:span text:style-name="T9">He walked back up to his office.</text:span></text:p>
      <text:p text:style-name="P1"><text:s text:c="5"/><text:span text:style-name="T9">Russ watched as Victoria worked on the task at hand. It wasn’t anything spectacular to look at, he got quite bored actually. Giving up, Russ decided to visit Alice.</text:span></text:p>
      <text:p text:style-name="P1"><text:s text:c="5"/><text:span text:style-name="T10">Knocking on Alice’s door, Russ waited for a response. Susan answered the door. “Oh hi Russ.” Susan said.</text:span></text:p>
      <text:p text:style-name="P1"><text:s text:c="5"/><text:span text:style-name="T10">Alice came to the door as well. “Russ, what are you doing here?”</text:span></text:p>
      <text:p text:style-name="P1"><text:s text:c="5"/>“<text:span text:style-name="T10">I came to check in on the two of you.” Russ said. “See how things are getting along.”</text:span></text:p>
      <text:p text:style-name="P1"><text:s text:c="5"/><text:span text:style-name="T10">Alice nodded. “Just checking up on us huh? Right.” She said. There was always another motive behind Russ’s visits.</text:span></text:p>
      <text:p text:style-name="P1"><text:s text:c="5"/><text:span text:style-name="T10">Alice invited Russ to sit down. “So, what’s new?”</text:span></text:p>
      <text:p text:style-name="P1"><text:soft-page-break/><text:s text:c="5"/><text:span text:style-name="T10">Russ explained to them how Victoria was spitting out machine code and there wasn’t anything he could do about it except for a soft reboot of the computers systems.</text:span></text:p>
      <text:p text:style-name="P1"><text:s text:c="5"/><text:span text:style-name="T10">Susan looked at Russ with bewilderment. How could a computer be so smart to do that? She wondered. She would have to see this computer for herself to understand and grasp the concept.</text:span></text:p>
      <text:p text:style-name="P1"><text:s text:c="5"/><text:span text:style-name="T10">Alice smiled. “Russ that sounds terrible.” She said. “Is there anything I can do?”</text:span></text:p>
      <text:p text:style-name="P1"><text:s text:c="5"/><text:span text:style-name="T10">Russ shook his head. “No, I don’t think so.” </text:span><text:span text:style-name="T11">He said. “I think I just came here to vent to someone who would listen.”</text:span></text:p>
      <text:p text:style-name="P1"><text:s text:c="5"/>“<text:span text:style-name="T11">I see.” Alice said. “Well you came to the right place. We’re all ears around here.” She laughed.</text:span></text:p>
      <text:p text:style-name="P1"><text:s text:c="5"/><text:span text:style-name="T11">Susan felt her ears. “I only have two ears.”</text:span></text:p>
      <text:p text:style-name="P1"><text:s text:c="5"/><text:span text:style-name="T11">Alice smirked. “Figure of speech dear, figure of speech.”</text:span></text:p>
      <text:p text:style-name="P1"><text:s text:c="5"/>“<text:span text:style-name="T11">When are you going to tell the doc you have her patient down here?” Russ asked Alice.</text:span></text:p>
      <text:p text:style-name="P1"><text:s text:c="5"/><text:span text:style-name="T11">Alice looked at Russ. “Well, I wasn’t planning on telling her anytime soon, that’s for sure. Why?”</text:span></text:p>
      <text:p text:style-name="P1"><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1"><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1"><text:s text:c="5"/>“<text:span text:style-name="T12">Okay I’ll get her in tomorrow.” Alice said. “Tomorrow I’ll have the doc run a complete overview of her. Is that okay?”</text:span></text:p>
      <text:p text:style-name="P1"><text:s text:c="5"/><text:span text:style-name="T12">Russ shifted his weight. “Yeah that’ll be fine.”</text:span></text:p>
      <text:p text:style-name="P1"><text:soft-page-break/><text:s text:c="5"/>“<text:span text:style-name="T13">Incoming travelers. Pull back all command initiated.”</text:span></text:p>
      <text:p text:style-name="P1"><text:s text:c="5"/><text:span text:style-name="T13">Leaving the girls behind, Russ ran to the debarkation room, it was about to be packed with incoming time travelers. All who would have questions that he didn’t have the answers to.</text:span></text:p>
      <text:p text:style-name="P1"><text:s text:c="5"/><text:span text:style-name="T13">Russ watched as they popped into existence one by one. </text:span><text:span text:style-name="T14">Each person confused by the pull back command that had been initiated.</text:span></text:p>
      <text:p text:style-name="P1"><text:s text:c="5"/><text:span text:style-name="T14">Chief watched from his office down into the room. He had a lot of explaining to do and not a lot of time to do it before people would start getting angry.</text:span></text:p>
      <text:p text:style-name="P1"><text:s text:c="5"/>“<text:span text:style-name="T14">May I have your attention.” Chief said.</text:span></text:p>
      <text:p text:style-name="P1"><text:s text:c="5"/><text:span text:style-name="T14">All parties looked up at Chief with questions on their faces.</text:span></text:p>
      <text:p text:style-name="P1"><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1"><text:s text:c="5"/><text:span text:style-name="T15">There were groans heard throughout the complex. “Is that really necessary?” Asked some.</text:span></text:p>
      <text:p text:style-name="P1"><text:s text:c="5"/><text:span text:style-name="T15">Russ looked up at Chief, he had thought the old man had done a good job at explaining things to the people.</text:span></text:p>
      <text:p text:style-name="P1"><text:s text:c="5"/><text:span text:style-name="T16">As people dispersed from the debarkation room to their assigned apartments, Russ walked up the stairs to Chief’s office.</text:span></text:p>
      <text:p text:style-name="P1"><text:s text:c="5"/>“<text:span text:style-name="T16">Good job Chief.” Russ said. “At least they won’t be leaving anytime soon. Get some R&amp;R in they can relax and just have a good time.</text:span></text:p>
      <text:p text:style-name="P1"><text:s text:c="5"/><text:span text:style-name="T16">Chief nodded at the thought. “Yes they can.”</text:span></text:p>
      <text:p text:style-name="P1"><text:s text:c="5"/><text:span text:style-name="T16">Russ smiled. “We have got to talk about Susan.”</text:span></text:p>
      <text:p text:style-name="P1"><text:s text:c="5"/><text:span text:style-name="T16">Chief nodded again. “Yes we do.”</text:span></text:p>
      <text:p text:style-name="P1"><text:soft-page-break/></text:p>
      <text:p text:style-name="P2">Chapter Two</text:p>
      <text:p text:style-name="P2"/>
      <text:p text:style-name="P2"><text:s text:c="5"/><text:span text:style-name="T17">Alice walked around her apartment looking for a record. Susan sat at the table reading a book.</text:span></text:p>
      <text:p text:style-name="P2"><text:s text:c="5"/>“<text:span text:style-name="T17">It’s interesting.” Susan said. “I can’t remember anything in my life, but I know how to read; do basic math and the like. It’s just strange.”</text:span></text:p>
      <text:p text:style-name="P2"><text:s text:c="5"/><text:span text:style-name="T17">Alice smiled. “Yeah that’s weird for sure.”</text:span></text:p>
      <text:p text:style-name="P2"><text:s text:c="5"/><text:span text:style-name="T17">Alice wondered why they couldn’t have found Susan her own set of quarters, why she had to stay at her apartment for the time being.</text:span></text:p>
      <text:p text:style-name="P2"><text:s text:c="5"/><text:span text:style-name="T17">Knock knock knock.</text:span></text:p>
      <text:p text:style-name="P2"><text:s text:c="5"/><text:span text:style-name="T17">Alice pointed to another room where Susan could hide as she opened the door.</text:span></text:p>
      <text:p text:style-name="P2"><text:s text:c="5"/><text:span text:style-name="T17">Doctor Long walked into the room. “I understand you have a guest that needs my attention.” She said.</text:span></text:p>
      <text:p text:style-name="P2"><text:s text:c="5"/><text:span text:style-name="T17">Alice sighed. Russ must have said something. “Come on out Susan.”</text:span></text:p>
      <text:p text:style-name="P2"><text:s text:c="5"/><text:span text:style-name="T17">Susan walked out to see Doctor Long standing there with a probing instrument in her hand.</text:span></text:p>
      <text:p text:style-name="P2"><text:s text:c="5"/>“<text:span text:style-name="T17">I just need to make some scans of you.” Doctor Long said. “They won’t hurt at all, I promise.”</text:span></text:p>
      <text:p text:style-name="P2"><text:s text:c="5"/><text:span text:style-name="T17">Susan laid down on the bed and tensed up. “Okay.” She said.</text:span></text:p>
      <text:p text:style-name="P2"><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2"><text:s text:c="5"/><text:span text:style-name="T17">Doctor Long showed herself out the door.</text:span></text:p>
      <text:p text:style-name="P2"><text:s text:c="5"/>“<text:span text:style-name="T17">That wasn’t so bad.” Susan said.</text:span></text:p>
      <text:p text:style-name="P2"><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2"><text:s text:c="5"/><text:span text:style-name="T17">Susan sat back down at the table and continued reading her book.</text:span></text:p>
      <text:p text:style-name="P2"><text:s text:c="5"/><text:span text:style-name="T17">Russ sat in Chief’s office. “Do you think that was a wise choice to make Chief?” He asked.</text:span></text:p>
      <text:p text:style-name="P2"><text:s text:c="5"/><text:span text:style-name="T17">Chief nodded. “You know it was the right choice.” He said. “What else were we supposed to do about the situation?”</text:span></text:p>
      <text:p text:style-name="P2"><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2"><text:s text:c="5"/><text:span text:style-name="T18">Chief shook his head. “No, don’t worry about Alice. If she wants to get mad at someone, she’ll get mad at me. Don’t worry.”</text:span></text:p>
      <text:p text:style-name="P2"><text:s text:c="5"/><text:span text:style-name="T18">Russ stood with his hands behind his back. “Alright.” He said. “If you insist.”</text:span></text:p>
      <text:p text:style-name="P2"><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2"><text:s text:c="5"/><text:span text:style-name="T18">Russ sat there and watched as the progress bar continued moving. Soon it was at ninety percent. Then ninety-five percent. Then one hundred percent.</text:span></text:p>
      <text:p text:style-name="P2"><text:s text:c="5"/><text:span text:style-name="T18">Looking at the computer monitor, Russ wondered what it all meant. There was a diagram of Earth and some measurements that he couldn’t understand. What the hell did it all mean?</text:span></text:p>
      <text:p text:style-name="P2"><text:s text:c="5"/><text:span text:style-name="T18">Russ tried to interact with the diagram. It asked for input. Russ tried anything.</text:span></text:p>
      <text:p text:style-name="P2"><text:soft-page-break/><text:s text:c="5"/>“<text:span text:style-name="T18">Who are you?” He asked.</text:span></text:p>
      <text:p text:style-name="P2"><text:s text:c="5"/>“<text:span text:style-name="T18">To know who you are is but to ask yourself the same question.” Came the reply.</text:span></text:p>
      <text:p text:style-name="P2"><text:s text:c="5"/>“<text:span text:style-name="T18">Where do you come from.” Russ asked.</text:span></text:p>
      <text:p text:style-name="P2"><text:s text:c="5"/>“<text:span text:style-name="T18">To know where you come from is to come from there.”</text:span></text:p>
      <text:p text:style-name="P2"><text:s text:c="5"/><text:span text:style-name="T18">It spoke in riddles.</text:span></text:p>
      <text:p text:style-name="P2"><text:s text:c="5"/><text:span text:style-name="T18">Scratching his head, Russ wondered what it all meant. Yet the computer still awaited input.</text:span></text:p>
      <text:p text:style-name="P2"><text:s text:c="5"/><text:span text:style-name="T19">Russ walked away from the computer. He didn’t have the answers the computer wanted. He didn’t have the input. Whatever it wanted, Russ had no clue what was going on.</text:span></text:p>
      <text:p text:style-name="P2"/>
      <text:p text:style-name="P4">* * *</text:p>
      <text:p text:style-name="P3"/>
      <text:p text:style-name="P3"><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3"><text:s text:c="5"/><text:span text:style-name="T21">Susan looked at Alice as she ate. She didn’t quite trust the woman. For all she knew Alice called the doctor down to perform an exam. Susan didn’t care for the exam. It felt invasive.</text:span></text:p>
      <text:p text:style-name="P3"><text:s text:c="5"/>“<text:span text:style-name="T21">What do you think they’ll do with me?” Susan asked.</text:span></text:p>
      <text:p text:style-name="P3"><text:s text:c="5"/><text:span text:style-name="T21">Alice shook her head. “I don’t know, </text:span><text:span text:style-name="T22">usually we send you to the mission. But that didn’t work this time</text:span><text:span text:style-name="T21">.”</text:span></text:p>
      <text:p text:style-name="P5"><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5"><text:span text:style-name="T16"><text:s text:c="5"/></text:span><text:span text:style-name="T22">Alice smiled at Susan. “It wasn’t anything too bad.” She said. “You just needed to come to justice.”</text:span></text:p>
      <text:p text:style-name="P5"><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5"><text:span text:style-name="T16"><text:s text:c="5"/></text:span><text:span text:style-name="T22">Susan took a bite of the salmon. It tasted delicious.</text:span><text:span text:style-name="T16"> <text:s/></text:span><text:span text:style-name="T22">The rest of the meal was had in silence.</text:span></text:p>
      <text:p text:style-name="P5"/>
      <text:p text:style-name="P7">* * *</text:p>
      <text:p text:style-name="P6"/>
      <text:p text:style-name="P6"><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6"><text:s text:c="5"/>“Good job people.” Chief said. “keep up the good work.”</text:p>
      <text:p text:style-name="P6"><text:s text:c="5"/>He heard people say “Thank you sir.” etc. at his words of encouragement. He nodded to them. He was grateful they were performing the job they needed to be performing.</text:p>
      <text:p text:style-name="P6"><text:s text:c="5"/>Walking down to the lower core, Chief checked in on Russ who was working with Victoria on the encrypted message.</text:p>
      <text:p text:style-name="P6"><text:s text:c="5"/>“Any word yet Russ?” Chief asked.</text:p>
      <text:p text:style-name="P6"><text:s text:c="5"/>Russ shook his head. “No sir. She’s speaking in riddles and I can’t make heads or tails of it.”</text:p>
      <text:p text:style-name="P6"><text:soft-page-break/><text:s text:c="5"/>Chief nodded. “Keep it up.” He said. “She spat out that data for a reason, I want to know what’s in it.”</text:p>
      <text:p text:style-name="P6"><text:s text:c="5"/>Russ nodded back. “Aye.”</text:p>
      <text:p text:style-name="P6"/>
      <text:p text:style-name="P6">Chapter Three</text:p>
      <text:p text:style-name="P6"/>
      <text:p text:style-name="P6"><text:s text:c="5"/><text:span text:style-name="T23">Alice woke up to an alert klaxon. She got dressed and ran to the door. Susan woke up as well but sat there in a daze.</text:span></text:p>
      <text:p text:style-name="P6"><text:s text:c="5"/><text:span text:style-name="T23">Entering the debarkation room, Alice surveyed what was going on. A man had come from a different time using some other device than the time watch.</text:span></text:p>
      <text:p text:style-name="P6"><text:s text:c="5"/>“<text:span text:style-name="T23">I’m here to warn you.” The man said. “I don’t have much time.”</text:span></text:p>
      <text:p text:style-name="P6"><text:s text:c="5"/><text:span text:style-name="T23">Chief and Russ walked down the stairs of Chief’s office and into the debarkation room.</text:span></text:p>
      <text:p text:style-name="P6"><text:s text:c="5"/>“<text:span text:style-name="T24">Molar</text:span><text:span text:style-name="T23"> is coming.” He said. “She will destroy you all.”</text:span></text:p>
      <text:p text:style-name="P6"><text:s text:c="5"/><text:span text:style-name="T24">The man vanished in a flash of light.</text:span></text:p>
      <text:p text:style-name="P6"><text:s text:c="5"/><text:span text:style-name="T24">Alice looked to Chief. “What does that mean?”</text:span></text:p>
      <text:p text:style-name="P6"><text:s text:c="5"/><text:span text:style-name="T24">Chief shook his head. “I don’t have a clue.”</text:span></text:p>
      <text:p text:style-name="P6"><text:s text:c="5"/><text:span text:style-name="T24">Russ walked down to the main control room. Sitting at Victoria’s console he typed in a command. “Who is Molar.”</text:span></text:p>
      <text:p text:style-name="P6"><text:s text:c="5"/><text:span text:style-name="T24">Victoria whirled. “Working.” Then she said. “The destroyer of worlds.”</text:span></text:p>
      <text:p text:style-name="P6"><text:s text:c="5"/><text:span text:style-name="T24">Russ gasped. The machine code had given him an answer instead of a riddle. He didn’t like the answer but it was going to have to be good enough.</text:span></text:p>
      <text:p text:style-name="P6"><text:s text:c="5"/><text:span text:style-name="T25">The destroyer of worlds. Russ thought. </text:span><text:span text:style-name="T26">What did that mean exactly? Was some harbinger of death coming to destroy them all?</text:span></text:p>
      <text:p text:style-name="P6"><text:s text:c="5"/><text:span text:style-name="T26">Russ ran back to the debarkation room and looked at Chief. “The destroyer of worlds is coming.” He said.</text:span></text:p>
      <text:p text:style-name="P6"><text:soft-page-break/><text:s text:c="5"/><text:span text:style-name="T26">Chief looked at Russ with disbelief on his face. “No, the destroyer of worlds? She’s a myth. A fantasy.” He said.</text:span></text:p>
      <text:p text:style-name="P6"><text:s text:c="5"/>“<text:span text:style-name="T26">You know of her?” Russ asked.</text:span></text:p>
      <text:p text:style-name="P6"><text:s text:c="5"/><text:span text:style-name="T26">Chief nodded. “Yes, I’ve read about her in ancient mythology.”</text:span></text:p>
      <text:p text:style-name="P6"><text:s text:c="5"/><text:span text:style-name="T27">Russ was dumbfounded. “And you didn’t think it was necessary to say anything to the man who just vanished?”</text:span></text:p>
      <text:p text:style-name="P6"><text:s text:c="5"/><text:span text:style-name="T27">Chief shrugged. “She’s a myth. She won’t be coming here, I promise you that.”</text:span></text:p>
      <text:p text:style-name="P6"><text:s text:c="5"/><text:span text:style-name="T27">Russ nodded. “Uh huh, sure she won’t.”</text:span></text:p>
      <text:p text:style-name="P6"><text:s text:c="5"/><text:span text:style-name="T27">Alice walked over to Russ and Chief. “So fellas, what are we going to do about this?”</text:span></text:p>
      <text:p text:style-name="P6"><text:s text:c="5"/><text:span text:style-name="T27">Chief looked at Alice. “Nothing. Are you sure it’s safe to leave Susan alone?”</text:span></text:p>
      <text:p text:style-name="P6"><text:s text:c="5"/><text:span text:style-name="T27">Alice nodded. “She’s asleep, there’s nothing wrong.”</text:span></text:p>
      <text:p text:style-name="P6"><text:s text:c="5"/><text:span text:style-name="T27">Chief nodded. “Alright, but you better get back to her. She’s your responsibility for now.”</text:span></text:p>
      <text:p text:style-name="P6"><text:s text:c="5"/><text:span text:style-name="T27">Alice smiled. “Of course boss.” She walked away to the elevator that would take her back to her apartment.</text:span></text:p>
      <text:p text:style-name="P6"><text:s text:c="5"/><text:span text:style-name="T27">Russ’s smile faded. “I hope you know what you’re doing Chief.” He said. He too walked away towards the elevator to get caught up on sleep.</text:span></text:p>
      <text:p text:style-name="P6"><text:s text:c="5"/><text:span text:style-name="T27">Chief looked out at his people. They were quietly working afraid to look at him. He liked that about some people. Just do as you’re told. Don’t ask questions.</text:span></text:p>
      <text:p text:style-name="P6"><text:s text:c="5"/><text:span text:style-name="T28">Alice made it back to her room without any hassle. As she walked inside she saw that Susan was awake and sitting on the edge of the bed.</text:span></text:p>
      <text:p text:style-name="P6"><text:s text:c="5"/>“<text:span text:style-name="T28">Are you okay? Is everything okay?” Susan asked.</text:span></text:p>
      <text:p text:style-name="P6"><text:soft-page-break/><text:s text:c="5"/><text:span text:style-name="T28">Alice nodded. “Yes, everything’s fine. Just some weird excitement among the higher ups. Nothing crazy.” She said.</text:span></text:p>
      <text:p text:style-name="P6"><text:s text:c="5"/>“<text:span text:style-name="T28">Oh good.” Susan said. “Who’s Molar?” She asked.</text:span></text:p>
      <text:p text:style-name="P6"><text:s text:c="5"/><text:span text:style-name="T28">Alice turned her head around quick. “What did you say?”</text:span></text:p>
      <text:p text:style-name="P6"><text:s text:c="5"/>“<text:span text:style-name="T28">Who is Molar?” Susan said. “I patched into the system feed and watched it all on that screen over there.”</text:span></text:p>
      <text:p text:style-name="P6"><text:s text:c="5"/><text:span text:style-name="T28">Alice smirked. The kid was smart. “Molar is from some mythology who knows how far back.” She said. “She’s the destroyer of worlds.”</text:span></text:p>
      <text:p text:style-name="P6"><text:s text:c="5"/><text:span text:style-name="T28">Susan nodded. “Oh, is that all.” She said. “It could be worse you know.”</text:span></text:p>
      <text:p text:style-name="P6"><text:s text:c="5"/>“<text:span text:style-name="T28">Yeah? Like how?” Alice asked.</text:span></text:p>
      <text:p text:style-name="P6"><text:s text:c="5"/>“<text:span text:style-name="T28">She could be the destroyer of universes.” Susan chuckled.</text:span></text:p>
      <text:p text:style-name="P6"><text:s text:c="5"/><text:span text:style-name="T28">Alice tossed a pillow at Susan. “You’re too funny.” She said.</text:span></text:p>
      <text:p text:style-name="P6"><text:s text:c="5"/><text:span text:style-name="T29">Catching the pillow, Susan patted the bed. “Come and sit down. I have so many questions for you.”</text:span></text:p>
      <text:p text:style-name="P6"><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6"/>
      <text:p text:style-name="P8">* * *</text:p>
      <text:p text:style-name="P6"/>
      <text:p text:style-name="P6"><text:s text:c="5"/><text:span text:style-name="T31">Down in the medical bay, Doctor Long sat at her desk. Word had gotten to her about Molar and she was doing some light reading about the mythical creature.</text:span></text:p>
      <text:p text:style-name="P6"><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6"><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6"><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6"/>
      <text:p text:style-name="P8">* * *</text:p>
      <text:p text:style-name="P6"/>
      <text:p text:style-name="P6"><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6"><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6"><text:s text:c="5"/><text:span text:style-name="T32">Reading over the print out from Victoria, Russ sighed. How could they fight such a creature? If it was indeed Molar, he wondered how they would be able to defeat such a monster.</text:span></text:p>
      <text:p text:style-name="P6"><text:s text:c="5"/><text:span text:style-name="T32">Russ wanted answers. Answers that weren’t going to happen while he was sitting there in his chair. Getting up he ran to the elevator. He needed to interact with Victoria directly.</text:span></text:p>
      <text:p text:style-name="P6"><text:soft-page-break/></text:p>
      <text:p text:style-name="P9">Chapter Four</text:p>
      <text:p text:style-name="P9"/>
      <text:p text:style-name="P9"><text:s text:c="5"/><text:span text:style-name="T33">Susan sat in Alice’s apartment contemplating what Molar would do to them all. She didn’t want anything bad to happen but feared the worst.</text:span></text:p>
      <text:p text:style-name="P9"><text:s text:c="5"/><text:span text:style-name="T33">Looking around, she looked for a terminal to conduct research. There was none.</text:span></text:p>
      <text:p text:style-name="P9"><text:s text:c="5"/>“<text:span text:style-name="T33">Computer?” She asked. “Are you there?”</text:span></text:p>
      <text:p text:style-name="P9"><text:s text:c="5"/><text:span text:style-name="T33">Still silence.</text:span></text:p>
      <text:p text:style-name="P9"><text:s text:c="5"/><text:span text:style-name="T33">Susan frowned. Looked like she was on her own to find something useful for research.</text:span></text:p>
      <text:p text:style-name="P9"><text:s text:c="5"/><text:span text:style-name="T33">Alice walked out of the shower wrapped in a towel. She looked over to Susan. “Victoria is voice activated, but you have to be in the system to use her.” She said.</text:span></text:p>
      <text:p text:style-name="P9"><text:s text:c="5"/><text:span text:style-name="T33">Susan continued to frown. “I’m not in the system am I?”</text:span></text:p>
      <text:p text:style-name="P9"><text:s text:c="5"/><text:span text:style-name="T33">Alice shook her head. “No, you’re no longer in the system. That privilege was taken away from you.”</text:span></text:p>
      <text:p text:style-name="P9"><text:s text:c="5"/><text:span text:style-name="T33">Susan looked at Alice. “It must have been something really bad for you to erase my memories.” She said. “I wish it could be reversed.”</text:span></text:p>
      <text:p text:style-name="P9"><text:s text:c="5"/><text:span text:style-name="T33">Alice dropped the towel and got dressed. “Yeah well, Doctor Long hasn’t perfected that procedure yet.” She said putting on her pants. “She can’t even selectively erase memories like she wants to. It’s a shame really.”</text:span></text:p>
      <text:p text:style-name="P9"><text:s text:c="5"/><text:span text:style-name="T33">Putting on a blouse, Alice buttoned it up to the next to top button. “Besides, I don’t think you’d want those memories back. They seemed rather bleak.” She said.</text:span></text:p>
      <text:p text:style-name="P9"><text:s text:c="5"/>“<text:span text:style-name="T33">Shower’s all yours if you want it.” Alice said picking up her towel and tossing it in the laundry.</text:span></text:p>
      <text:p text:style-name="P9"><text:soft-page-break/><text:s text:c="5"/>“<text:span text:style-name="T33">Thanks.” Susan said as she began to get undressed. “I just wonder what my life was like before all of this.” She said.</text:span></text:p>
      <text:p text:style-name="P9"><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9"><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9"><text:s text:c="5"/><text:span text:style-name="T33">Water ran down her body to the floor. Susan wished she could just fix it all. But knew that would be impossible. Maybe a visit to the medical bay would help, she wondered.</text:span></text:p>
      <text:p text:style-name="P9"><text:s text:c="5"/><text:span text:style-name="T34">Washing her body, she got out of the shower and reached for a towel. </text:span><text:span text:style-name="T35">Walking out of the bathroom she found Alice sitting there on the bed.</text:span></text:p>
      <text:p text:style-name="P9"><text:s text:c="5"/>“<text:span text:style-name="T35">I want to talk to “Doctor Long.” Susan said. “She must have some answers for me.”</text:span></text:p>
      <text:p text:style-name="P9"><text:s text:c="5"/><text:span text:style-name="T35">Alice nodded. “Alright, get dressed and we’ll go.”</text:span></text:p>
      <text:p text:style-name="P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2T16:28:42.356000000</dc:date>
    <meta:editing-cycles>38</meta:editing-cycles>
    <meta:generator>LibreOffice/7.4.1.2$Windows_X86_64 LibreOffice_project/3c58a8f3a960df8bc8fd77b461821e42c061c5f0</meta:generator>
    <meta:editing-duration>PT2H31M6S</meta:editing-duration>
    <meta:document-statistic meta:table-count="0" meta:image-count="0" meta:object-count="0" meta:page-count="14" meta:paragraph-count="179" meta:word-count="3456" meta:character-count="19703" meta:non-whitespace-character-count="15569"/>
  </office:meta>
</office:document-meta>
</file>